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T1" style:family="text">
      <style:text-properties officeooo:rsid="0009bca8"/>
    </style:style>
    <style:style style:name="T2" style:family="text">
      <style:text-properties officeooo:rsid="000ac544"/>
    </style:style>
    <style:style style:name="T3" style:family="text">
      <style:text-properties officeooo:rsid="000bd8f0"/>
    </style:style>
    <style:style style:name="T4" style:family="text">
      <style:text-properties officeooo:rsid="000f1c6e"/>
    </style:style>
    <style:style style:name="T5" style:family="text">
      <style:text-properties officeooo:rsid="00106e96"/>
    </style:style>
    <style:style style:name="T6" style:family="text">
      <style:text-properties officeooo:rsid="0010b7af"/>
    </style:style>
    <style:style style:name="T7" style:family="text">
      <style:text-properties officeooo:rsid="0012977c"/>
    </style:style>
    <style:style style:name="T8" style:family="text">
      <style:text-properties officeooo:rsid="0012f494"/>
    </style:style>
    <style:style style:name="T9" style:family="text">
      <style:text-properties officeooo:rsid="0014325e"/>
    </style:style>
    <style:style style:name="T10" style:family="text">
      <style:text-properties officeooo:rsid="0015e047"/>
    </style:style>
    <style:style style:name="T11" style:family="text">
      <style:text-properties officeooo:rsid="00164dbc"/>
    </style:style>
    <style:style style:name="T12" style:family="text">
      <style:text-properties officeooo:rsid="0019e39d"/>
    </style:style>
    <style:style style:name="T13" style:family="text">
      <style:text-properties officeooo:rsid="001bd1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Twinleaf herself was normally not a combatant, but she found herself heedlessly tearing through anyone who got in her way as she marched her way to the now raised drawbridge. </text:span><text:span text:style-name="T3">None of the normal soldiers even dared try to dissuade her.</text:span><text:span text:style-name="T1"> </text:span><text:span text:style-name="T2">Upon reaching her destination, the crocodile called out: “You let me in there to find my niece, you curs!” </text:span></text:p>
      <text:p text:style-name="P1"><text:tab/><text:span text:style-name="T4">A guard of the wall leaned down and spoke to her through a horn. “Turn back,” he commanded. “</text:span><text:span text:style-name="T5">Your kind are no more welcome here then the scourge you’re at war with!” </text:span><text:span text:style-name="T6">Suddenly, armed catapults and trebu</text:span><text:span text:style-name="T7">chet</text:span><text:span text:style-name="T8">s </text:span><text:span text:style-name="T9">rolled into view with perfectly convenient timing. </text:span><text:span text:style-name="T10">Twinleaf and the surrounding troops all hurried away from the moat and wall as the siege machines began to fire off, slamming into the </text:span><text:span text:style-name="T11">exterior</text:span><text:span text:style-name="T10"> and beginning to tear it down piece by piece.</text:span></text:p>
      <text:p text:style-name="P1"><text:tab/>“<text:span text:style-name="T12">Surrender! I’ll burn down every building, tear down every wall, and kill every last one of you until I find her!” Twinleaf called out in rage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3T21:40:16.478224777</meta:creation-date>
    <dc:date>2020-04-23T22:08:15.750321191</dc:date>
    <meta:editing-duration>PT27M51S</meta:editing-duration>
    <meta:editing-cycles>19</meta:editing-cycles>
    <meta:generator>LibreOffice/6.4.2.2$Linux_X86_64 LibreOffice_project/40$Build-2</meta:generator>
    <meta:document-statistic meta:table-count="0" meta:image-count="0" meta:object-count="0" meta:page-count="1" meta:paragraph-count="3" meta:word-count="164" meta:character-count="936" meta:non-whitespace-character-count="770"/>
  </office:meta>
</office:document-meta>
</file>